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6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34.93mm"/>
    </style:style>
    <style:style style:name="co4" style:family="table-column">
      <style:table-column-properties fo:break-before="auto" style:column-width="28.93mm"/>
    </style:style>
    <style:style style:name="co5" style:family="table-column">
      <style:table-column-properties fo:break-before="auto" style:column-width="96.33mm"/>
    </style:style>
    <style:style style:name="co6" style:family="table-column">
      <style:table-column-properties fo:break-before="auto" style:column-width="33.18mm"/>
    </style:style>
    <style:style style:name="co7" style:family="table-column">
      <style:table-column-properties fo:break-before="auto" style:column-width="35.6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36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8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6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" office:value-type="string" calcext:value-type="string">
            <text:p>Iteración</text:p>
          </table:table-cell>
          <table:table-cell table:style-name="ce1" office:value-type="string" calcext:value-type="string">
            <text:p>Función</text:p>
          </table:table-cell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Coste/hora</text:p>
          </table:table-cell>
          <table:table-cell table:style-name="ce26" office:value-type="string" calcext:value-type="string">
            <text:p>Coste Funció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" office:value-type="string" calcext:value-type="string">
            <text:p>Iteración 1</text:p>
          </table:table-cell>
          <table:table-cell table:style-name="ce6" office:value-type="string" calcext:value-type="string">
            <text:p>Definición de requisitos</text:p>
          </table:table-cell>
          <table:table-cell table:style-name="ce13" office:value-type="date" office:date-value="2019-03-30" calcext:value-type="date">
            <text:p>30/03/201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5" calcext:value-type="float">
            <text:p>45</text:p>
          </table:table-cell>
          <table:table-cell table:style-name="ce27" table:formula="of:=[.I5]*SUM([.H5:.H7]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style-name="ce14" office:value-type="date" office:date-value="2019-03-31" calcext:value-type="date">
            <text:p>31/03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 office:value-type="string" calcext:value-type="string">
            <text:p>Definición de las tareas e iteraciones</text:p>
          </table:table-cell>
          <table:table-cell table:style-name="ce14" office:value-type="date" office:date-value="2019-04-01" calcext:value-type="date">
            <text:p>01/04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5" calcext:value-type="float">
            <text:p>45</text:p>
          </table:table-cell>
          <table:table-cell table:style-name="ce27" table:formula="of:=[.I8]*SUM([.H8:.H9])" office:value-type="float" office:value="180" calcext:value-type="float">
            <text:p>18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 office:value-type="string" calcext:value-type="string">
            <text:p>Formación DCM4CHE</text:p>
          </table:table-cell>
          <table:table-cell table:style-name="ce14" office:value-type="date" office:date-value="2019-04-02" calcext:value-type="date">
            <text:p>02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[.I10]*SUM([.H10:.H1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style-name="ce14" office:value-type="date" office:date-value="2019-04-03" calcext:value-type="date">
            <text:p>03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style-name="ce14" office:value-type="date" office:date-value="2019-04-04" calcext:value-type="date">
            <text:p>04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9"/>
          <table:table-cell table:style-name="ce14" office:value-type="date" office:date-value="2019-04-05" calcext:value-type="date">
            <text:p>05/04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9"/>
          <table:table-cell table:style-name="ce14" office:value-type="date" office:date-value="2019-04-06" calcext:value-type="date">
            <text:p>06/04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9"/>
          <table:table-cell table:style-name="ce14" office:value-type="date" office:date-value="2019-04-08" calcext:value-type="date">
            <text:p>08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 office:value-type="string" calcext:value-type="string">
            <text:p>Formación Oviyam</text:p>
          </table:table-cell>
          <table:table-cell table:style-name="ce14" office:value-type="date" office:date-value="2019-04-08" calcext:value-type="date">
            <text:p>08/04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[.I17]*SUM([.H17:.H21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style-name="ce14" office:value-type="date" office:date-value="2019-04-09" calcext:value-type="date">
            <text:p>09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7"/>
          <table:table-cell table:style-name="ce14" office:value-type="date" office:date-value="2019-04-10" calcext:value-type="date">
            <text:p>10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2">
          <table:table-cell table:number-columns-repeated="4"/>
          <table:table-cell table:style-name="ce3"/>
          <table:table-cell table:style-name="ce9"/>
          <table:table-cell table:style-name="ce14" office:value-type="date" office:date-value="2019-04-12" calcext:value-type="date">
            <text:p>12/04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Despliegue de un PACS</text:p>
          </table:table-cell>
          <table:table-cell table:style-name="ce14" office:value-type="date" office:date-value="2019-04-13" calcext:value-type="date">
            <text:p>13/04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22]*SUM([.H22:.H26])" office:value-type="float" office:value="330" calcext:value-type="float">
            <text:p>33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4-14" calcext:value-type="date">
            <text:p>14/04/2019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/>
          <table:table-cell table:style-name="ce19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9"/>
          <table:table-cell table:style-name="ce14"/>
          <table:table-cell table:style-name="ce19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ntegración con el visor Oviyam</text:p>
          </table:table-cell>
          <table:table-cell table:style-name="ce14" office:value-type="date" office:date-value="2019-04-15" calcext:value-type="date">
            <text:p>15/04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27]*SUM([.H27:.H28])" office:value-type="float" office:value="120" calcext:value-type="float">
            <text:p>12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/>
          <table:table-cell table:style-name="ce19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2" office:value-type="string" calcext:value-type="string">
            <text:p>Iteración 2</text:p>
          </table:table-cell>
          <table:table-cell table:style-name="ce6" office:value-type="string" calcext:value-type="string">
            <text:p>Revisión de requisitos tareas e iteraciones</text:p>
          </table:table-cell>
          <table:table-cell table:style-name="ce13" office:value-type="date" office:date-value="2019-04-17" calcext:value-type="date">
            <text:p>17/04/201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7" table:formula="of:=[.I29]*SUM([.H29:.H30])" office:value-type="float" office:value="90" calcext:value-type="float">
            <text:p>9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Desarrollo de la API (Esqueleto)</text:p>
          </table:table-cell>
          <table:table-cell table:style-name="ce14" office:value-type="date" office:date-value="2019-04-23" calcext:value-type="date">
            <text:p>23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31]*SUM([.H31:.H39])" office:value-type="float" office:value="870" calcext:value-type="float">
            <text:p>87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4-24" calcext:value-type="date">
            <text:p>24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4-26" calcext:value-type="date">
            <text:p>26/04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4-27" calcext:value-type="date">
            <text:p>27/04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4-28" calcext:value-type="date">
            <text:p>28/04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20" calcext:value-type="date">
            <text:p>20/05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1" calcext:value-type="date">
            <text:p>01/06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2" calcext:value-type="date">
            <text:p>02/06/2019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Valoración del incremento</text:p>
          </table:table-cell>
          <table:table-cell table:style-name="ce14" office:value-type="date" office:date-value="2019-04-29" calcext:value-type="date">
            <text:p>29/04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7.5" calcext:value-type="float">
            <text:p>37,5</text:p>
          </table:table-cell>
          <table:table-cell table:style-name="ce27" table:formula="of:=[.I40]*SUM([.H40:.H41])" office:value-type="float" office:value="75" calcext:value-type="float">
            <text:p>7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Formación Despliegue de la API</text:p>
          </table:table-cell>
          <table:table-cell table:style-name="ce14" office:value-type="date" office:date-value="2019-04-30" calcext:value-type="date">
            <text:p>30/04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[.I42]*SUM([.H42:.H44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1" calcext:value-type="date">
            <text:p>01/05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4"/>
          <table:table-cell table:style-name="ce10"/>
          <table:table-cell table:style-name="ce16"/>
          <table:table-cell table:style-name="ce21" table:number-columns-repeated="2"/>
          <table:table-cell table:style-name="ce29"/>
          <table:table-cell table:number-columns-repeated="1014"/>
        </table:table-row>
        <table:table-row table:style-name="ro3">
          <table:table-cell table:number-columns-repeated="4"/>
          <table:table-cell table:style-name="ce5" office:value-type="string" calcext:value-type="string">
            <text:p>Iteración 3</text:p>
          </table:table-cell>
          <table:table-cell table:style-name="ce7" office:value-type="string" calcext:value-type="string">
            <text:p>Revisión de requisitos tareas e iteraciones</text:p>
          </table:table-cell>
          <table:table-cell table:style-name="ce14" office:value-type="date" office:date-value="2019-05-02" calcext:value-type="date">
            <text:p>02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" calcext:value-type="float">
            <text:p>45</text:p>
          </table:table-cell>
          <table:table-cell table:style-name="ce30" table:formula="of:=[.I45]*SUM([.H45:.H46])" office:value-type="float" office:value="45" calcext:value-type="float">
            <text:p>4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Desarrollo del Cliente</text:p>
          </table:table-cell>
          <table:table-cell table:style-name="ce14" office:value-type="date" office:date-value="2019-05-02" calcext:value-type="date">
            <text:p>02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47]*SUM([.H47:.H52])" office:value-type="float" office:value="420" calcext:value-type="float">
            <text:p>42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3" calcext:value-type="date">
            <text:p>03/05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4" calcext:value-type="date">
            <text:p>04/05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5" calcext:value-type="date">
            <text:p>05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6" calcext:value-type="date">
            <text:p>06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ntegración con PACS</text:p>
          </table:table-cell>
          <table:table-cell table:style-name="ce14" office:value-type="date" office:date-value="2019-05-07" calcext:value-type="date">
            <text:p>07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53]*SUM([.H53:.H55])" office:value-type="float" office:value="180" calcext:value-type="float">
            <text:p>18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08" calcext:value-type="date">
            <text:p>08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ntegración con la API</text:p>
          </table:table-cell>
          <table:table-cell table:style-name="ce14" office:value-type="date" office:date-value="2019-05-11" calcext:value-type="date">
            <text:p>11/05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56]*SUM([.H56:.H59])" office:value-type="float" office:value="330" calcext:value-type="float">
            <text:p>33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26" calcext:value-type="date">
            <text:p>26/05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5" calcext:value-type="date">
            <text:p>05/06/2019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ntegración con visor Oviyam</text:p>
          </table:table-cell>
          <table:table-cell table:style-name="ce14" office:value-type="date" office:date-value="2019-05-12" calcext:value-type="date">
            <text:p>12/05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60]*SUM([.H60:.H64])" office:value-type="float" office:value="450" calcext:value-type="float">
            <text:p>45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13" calcext:value-type="date">
            <text:p>13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14" calcext:value-type="date">
            <text:p>14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15" calcext:value-type="date">
            <text:p>15/05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/>
          <table:table-cell table:style-name="ce31"/>
          <table:table-cell table:number-columns-repeated="1012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1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Valoración del incremento</text:p>
          </table:table-cell>
          <table:table-cell table:style-name="ce14" office:value-type="date" office:date-value="2019-05-15" calcext:value-type="date">
            <text:p>15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.5" calcext:value-type="float">
            <text:p>37,5</text:p>
          </table:table-cell>
          <table:table-cell table:style-name="ce27" table:formula="of:=[.I65]*SUM([.H65:.H66])" office:value-type="float" office:value="37.5" calcext:value-type="float">
            <text:p>37,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9"/>
          <table:table-cell table:style-name="ce7"/>
          <table:table-cell table:style-name="ce19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2" office:value-type="string" calcext:value-type="string">
            <text:p>Iteración 4</text:p>
          </table:table-cell>
          <table:table-cell table:style-name="ce6" office:value-type="string" calcext:value-type="string">
            <text:p>Revisión de requisitos tareas e iteraciones</text:p>
          </table:table-cell>
          <table:table-cell table:style-name="ce13" office:value-type="date" office:date-value="2019-05-24" calcext:value-type="date">
            <text:p>24/05/20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5" calcext:value-type="float">
            <text:p>45</text:p>
          </table:table-cell>
          <table:table-cell table:style-name="ce27" table:formula="of:=[.I67]*SUM([.H67:.H68])" office:value-type="float" office:value="45" calcext:value-type="float">
            <text:p>4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mplementación de filtros de búsqueda</text:p>
          </table:table-cell>
          <table:table-cell table:style-name="ce14" office:value-type="date" office:date-value="2019-05-24" calcext:value-type="date">
            <text:p>24/05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69]*SUM([.H69:.H70])" office:value-type="float" office:value="120" calcext:value-type="float">
            <text:p>12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Envío de estudios a Idonia</text:p>
          </table:table-cell>
          <table:table-cell table:style-name="ce14" office:value-type="date" office:date-value="2019-05-25" calcext:value-type="date">
            <text:p>25/05/20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71]*SUM([.H71:.H76])" office:value-type="float" office:value="480" calcext:value-type="float">
            <text:p>48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27" calcext:value-type="date">
            <text:p>27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28" calcext:value-type="date">
            <text:p>28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29" calcext:value-type="date">
            <text:p>29/05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5-30" calcext:value-type="date">
            <text:p>30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/>
          <table:table-cell table:style-name="ce15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Compartición con otros usuarios o enlace</text:p>
          </table:table-cell>
          <table:table-cell table:style-name="ce14" office:value-type="date" office:date-value="2019-06-03" calcext:value-type="date">
            <text:p>03/06/20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77]*SUM([.H77:.H79])" office:value-type="float" office:value="240" calcext:value-type="float">
            <text:p>24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4" calcext:value-type="date">
            <text:p>04/06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Acceso a los archivos Idonia</text:p>
          </table:table-cell>
          <table:table-cell table:style-name="ce14" office:value-type="date" office:date-value="2019-05-31" calcext:value-type="date">
            <text:p>31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80]*SUM([.H80:.H81])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Informar un estudio o adjuntar archivos</text:p>
          </table:table-cell>
          <table:table-cell table:style-name="ce14" office:value-type="date" office:date-value="2019-05-31" calcext:value-type="date">
            <text:p>31/05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  <table:table-cell table:style-name="ce27" table:formula="of:=[.I82]*SUM([.H82:.H84])" office:value-type="float" office:value="150" calcext:value-type="float">
            <text:p>15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6" calcext:value-type="date">
            <text:p>06/06/2019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1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Valoración del Incremento</text:p>
          </table:table-cell>
          <table:table-cell table:style-name="ce14" office:value-type="date" office:date-value="2019-06-07" calcext:value-type="date">
            <text:p>07/06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" calcext:value-type="float">
            <text:p>45</text:p>
          </table:table-cell>
          <table:table-cell table:style-name="ce27" table:formula="of:=[.I85]*SUM([.H85:.H86])" office:value-type="float" office:value="45" calcext:value-type="float">
            <text:p>45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table:number-columns-repeated="2"/>
          <table:table-cell table:style-name="ce19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2" office:value-type="string" calcext:value-type="string">
            <text:p>Iteración 5</text:p>
          </table:table-cell>
          <table:table-cell table:style-name="ce6" office:value-type="string" calcext:value-type="string">
            <text:p>Documentación</text:p>
          </table:table-cell>
          <table:table-cell table:style-name="ce13" office:value-type="date" office:date-value="2019-06-08" calcext:value-type="date">
            <text:p>08/06/201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style-name="ce27" table:formula="of:=[.I87]*SUM([.H87:.H90])" office:value-type="float" office:value="210" calcext:value-type="float">
            <text:p>21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09" calcext:value-type="date">
            <text:p>09/06/2019</text:p>
          </table:table-cell>
          <table:table-cell table:style-name="ce19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/>
          <table:table-cell table:style-name="ce14" office:value-type="date" office:date-value="2019-06-10" calcext:value-type="date">
            <text:p>10/06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8"/>
          <table:table-cell table:style-name="ce11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3">
          <table:table-cell table:number-columns-repeated="4"/>
          <table:table-cell table:style-name="ce3"/>
          <table:table-cell table:style-name="ce7" office:value-type="string" calcext:value-type="string">
            <text:p>Presentación Defensa</text:p>
          </table:table-cell>
          <table:table-cell table:style-name="ce14" office:value-type="date" office:date-value="2019-06-11" calcext:value-type="date">
            <text:p>11/06/20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7" table:formula="of:=[.I91]*SUM([.H91:.H92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"/>
          <table:table-cell table:style-name="ce10" table:number-columns-repeated="2"/>
          <table:table-cell table:style-name="ce21" table:number-columns-repeated="2"/>
          <table:table-cell table:style-name="ce29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17" office:value-type="string" calcext:value-type="string">
            <text:p>Total horas</text:p>
          </table:table-cell>
          <table:table-cell table:formula="of:=SUM([.H5:.H92])" office:value-type="float" office:value="191" calcext:value-type="float">
            <text:p>191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17" office:value-type="string" calcext:value-type="string">
            <text:p>Coste Total</text:p>
          </table:table-cell>
          <table:table-cell table:style-name="ce22" table:formula="of:=SUM([.J5:.J92])" office:value-type="float" office:value="4807.5" calcext:value-type="float">
            <text:p>4.807,50 €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2" office:value-type="string" calcext:value-type="string">
            <text:p>Instalación</text:p>
          </table:table-cell>
          <table:table-cell/>
          <table:table-cell table:style-name="ce23" office:value-type="currency" office:currency="EUR" office:value="200" calcext:value-type="currency">
            <text:p>200,00 €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2" office:value-type="string" calcext:value-type="string">
            <text:p>Total</text:p>
          </table:table-cell>
          <table:table-cell/>
          <table:table-cell table:style-name="ce24" table:formula="of:=[.H95]+[.H97]" office:value-type="float" office:value="5007.5" calcext:value-type="float">
            <text:p>5.007,50 €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2"/>
          <table:table-cell/>
          <table:table-cell table:style-name="ce25"/>
          <table:table-cell table:number-columns-repeated="1016"/>
        </table:table-row>
        <table:table-row table:style-name="ro3">
          <table:table-cell table:number-columns-repeated="5"/>
          <table:table-cell table:style-name="ce12" office:value-type="string" calcext:value-type="string">
            <text:p>Pluses Soporte </text:p>
          </table:table-cell>
          <table:table-cell/>
          <table:table-cell table:style-name="ce12" office:value-type="string" calcext:value-type="string">
            <text:p>30€/h</text:p>
          </table:table-cell>
          <table:table-cell table:number-columns-repeated="1016"/>
        </table:table-row>
        <table:table-row table:style-name="ro3" table:number-rows-repeated="90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26" table:default-cell-style-name="Default"/>
        <table:table-column table:style-name="co7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26" table:default-cell-style-name="Default"/>
        <table:table-column table:style-name="co7" table:number-columns-repeated="998" table:default-cell-style-name="Default"/>
        <table:table-row table:style-name="ro1" table:number-rows-repeated="20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currency-style style:name="N109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10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58:04</meta:creation-date>
    <meta:initial-creator>Beatriz González</meta:initial-creator>
    <meta:document-statistic meta:table-count="3" meta:cell-count="218" meta:object-count="0"/>
    <meta:generator>LibreOffice/6.1.6.3$Linux_X86_64 LibreOffice_project/10$Build-3</meta:generator>
  </office:meta>
</office:document-meta>
</file>